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2.261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4c7dc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CMU Sans Serif"/>
    </style:style>
    <style:style style:name="ce5" style:family="table-cell" style:parent-style-name="Default">
      <style:table-cell-properties fo:background-color="#b4c7dc"/>
      <style:text-properties style:font-name="CMU Sans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MU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MU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number-columns-repeated="31" table:default-cell-style-name="ce4"/>
        <table:table-column table:style-name="co6" table:number-columns-repeated="98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PCB designator</text:p>
          </table:table-cell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Suggested purchase link</text:p>
          </table:table-cell>
          <table:table-cell table:style-name="ce5" table:number-columns-repeated="2"/>
          <table:table-cell table:style-name="ce3"/>
          <table:table-cell table:style-name="ce5" table:number-columns-repeated="31"/>
          <table:table-cell table:style-name="ce3" table:number-columns-repeated="986"/>
        </table:table-row>
        <table:table-row table:style-name="ro1">
          <table:table-cell/>
          <table:table-cell table:style-name="ce6" office:value-type="string" calcext:value-type="string">
            <text:p>micro USB</text:p>
          </table:table-cell>
          <table:table-cell table:style-name="ce6" office:value-type="string" calcext:value-type="string">
            <text:p>2057-MCR-B-S-RA-SMT-CS5A-NF-T/RCT-ND</text:p>
          </table:table-cell>
          <table:table-cell table:style-name="ce6" office:value-type="string" calcext:value-type="string">
            <text:p><text:a xlink:href="https://www.digikey.be/en/products/detail/adam-tech/MCR-B-S-RA-SMT-CS5A-NF-T-R/9832094" xlink:type="simple">https://www.digikey.be/en/products/detail/adam-tech/MCR-B-S-RA-SMT-CS5A-NF-T-R/9832094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3,0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VS diode</text:p>
          </table:table-cell>
          <table:table-cell table:style-name="ce6" office:value-type="string" calcext:value-type="string">
            <text:p>1727-5862-1-ND</text:p>
          </table:table-cell>
          <table:table-cell table:style-name="ce6" office:value-type="string" calcext:value-type="string">
            <text:p><text:a xlink:href="https://www.digikey.be/en/products/detail/nexperia-usa-inc/PRTR5V0U2AX-235/2119887" xlink:type="simple">https://www.digikey.be/en/products/detail/nexperia-usa-inc/PRTR5V0U2AX-235/2119887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,61</text:p>
          </table:table-cell>
          <table:table-cell table:style-name="ce7" office:value-type="string" calcext:value-type="string">
            <text:p>3,0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.45GHZ dipole antenna</text:p>
          </table:table-cell>
          <table:table-cell table:style-name="ce6" office:value-type="string" calcext:value-type="string">
            <text:p>311-4611-ND</text:p>
          </table:table-cell>
          <table:table-cell table:style-name="ce6" office:value-type="string" calcext:value-type="string">
            <text:p><text:a xlink:href="https://www.digikey.be/nl/products/detail/pulse-electronics/ANTX100P011B24003/9360397?s=N4IgTCBcDaIIIDkAqANAjABgwBQ2tAQmACxYDMIAugL5A" xlink:type="simple">https://www.digikey.be/nl/products/detail/pulse-electronics/ANTX100P011B24003/9360397?s=N4IgTCBcDaIIIDkAqANAjABgwBQ2tAQmACxYDMIAugL5A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,54</text:p>
          </table:table-cell>
          <table:table-cell table:style-name="ce7" office:value-type="string" calcext:value-type="string">
            <text:p>7,7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icro coax receptacle</text:p>
          </table:table-cell>
          <table:table-cell table:style-name="ce6" office:value-type="string" calcext:value-type="string">
            <text:p>A144746CT-ND</text:p>
          </table:table-cell>
          <table:table-cell table:style-name="ce6" office:value-type="string" calcext:value-type="string">
            <text:p><text:a xlink:href="https://www.digikey.be/nl/products/detail/te-connectivity-amp-connectors/2337019-1/9974052" xlink:type="simple">https://www.digikey.be/nl/products/detail/te-connectivity-amp-connectors/2337019-1/9974052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,23</text:p>
          </table:table-cell>
          <table:table-cell table:style-name="ce7" office:value-type="string" calcext:value-type="string">
            <text:p>1,1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ferrite bead</text:p>
          </table:table-cell>
          <table:table-cell table:style-name="ce6" office:value-type="string" calcext:value-type="string">
            <text:p>490-5978-1-ND</text:p>
          </table:table-cell>
          <table:table-cell table:style-name="ce6" office:value-type="string" calcext:value-type="string">
            <text:p><text:a xlink:href="https://www.digikey.be/en/products/detail/murata-electronics/BLM18EG101TN1D/2588021?s=N4IgTCBcDaIEIBkCyBGAHAUQOIoAwoBUA5FAERAF0BfIA" xlink:type="simple">https://www.digikey.be/en/products/detail/murata-electronics/BLM18EG101TN1D/2588021?s=N4IgTCBcDaIEIBkCyBGAHAUQOIoAwoBUA5FAERAF0BfIA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,19</text:p>
          </table:table-cell>
          <table:table-cell table:style-name="ce7" office:value-type="string" calcext:value-type="string">
            <text:p>0,9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GB LED</text:p>
          </table:table-cell>
          <table:table-cell table:style-name="ce6" office:value-type="string" calcext:value-type="string">
            <text:p>1497-XZCCBDMEDGK161WCT-ND</text:p>
          </table:table-cell>
          <table:table-cell table:style-name="ce6" office:value-type="string" calcext:value-type="string">
            <text:p><text:a xlink:href="https://www.digikey.com/en/products/detail/sunled/XZCCBDMEDGK161W/10449771" xlink:type="simple">https://www.digikey.com/en/products/detail/sunled/XZCCBDMEDGK161W/10449771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,98</text:p>
          </table:table-cell>
          <table:table-cell table:style-name="ce7" office:value-type="string" calcext:value-type="string">
            <text:p>4,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switch</text:p>
          </table:table-cell>
          <table:table-cell table:style-name="ce6" office:value-type="string" calcext:value-type="string">
            <text:p>563-1306-1-ND</text:p>
          </table:table-cell>
          <table:table-cell table:style-name="ce6" office:value-type="string" calcext:value-type="string">
            <text:p><text:a xlink:href="https://www.digikey.be/nl/products/detail/nidec-components-corporation/CL-DA-1CB4-A2T/3076806" xlink:type="simple">https://www.digikey.be/nl/products/detail/nidec-components-corporation/CL-DA-1CB4-A2T/3076806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,11</text:p>
          </table:table-cell>
          <table:table-cell table:style-name="ce7" office:value-type="string" calcext:value-type="string">
            <text:p>5,5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erminal block 2 positions</text:p>
          </table:table-cell>
          <table:table-cell table:style-name="ce6" office:value-type="string" calcext:value-type="string">
            <text:p>277-9146-ND</text:p>
          </table:table-cell>
          <table:table-cell table:style-name="ce6" office:value-type="string" calcext:value-type="string">
            <text:p><text:a xlink:href="https://www.digikey.be/nl/products/detail/phoenix-contact/1987724/2513900" xlink:type="simple">https://www.digikey.be/nl/products/detail/phoenix-contact/1987724/2513900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string" calcext:value-type="string">
            <text:p>10,26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UTO AEC-Q 2-IN-1 (POINT-SYM) PN</text:p>
          </table:table-cell>
          <table:table-cell table:style-name="ce6" office:value-type="string" calcext:value-type="string">
            <text:p>264-RN2903,LXHF(CT-ND</text:p>
          </table:table-cell>
          <table:table-cell table:style-name="ce6" office:value-type="string" calcext:value-type="string">
            <text:p><text:a xlink:href="https://www.digikey.be/nl/products/detail/toshiba-semiconductor-and-storage/RN2903-LXHF-CT/15282055" xlink:type="simple">https://www.digikey.be/nl/products/detail/toshiba-semiconductor-and-storage/RN2903-LXHF-CT/15282055</text:a>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,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2µF capacitor</text:p>
          </table:table-cell>
          <table:table-cell table:style-name="ce6" office:value-type="string" calcext:value-type="string">
            <text:p>445-14428-1-ND</text:p>
          </table:table-cell>
          <table:table-cell table:style-name="ce6" office:value-type="string" calcext:value-type="string">
            <text:p><text:a xlink:href="https://www.digikey.be/nl/products/detail/tdk-corporation/C2012X5R1V226M125AC/3951664?s=N4IgTCBcDaICxwKwFoCMCwA43IHYBMQBdAXyA" xlink:type="simple">https://www.digikey.be/nl/products/detail/tdk-corporation/C2012X5R1V226M125AC/3951664?s=N4IgTCBcDaICxwKwFoCMCwA43IHYBMQBdAXy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string" calcext:value-type="string">
            <text:p>9,3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V switching regulator</text:p>
          </table:table-cell>
          <table:table-cell table:style-name="ce6" office:value-type="string" calcext:value-type="string">
            <text:p>AP63205WU-7DICT-ND</text:p>
          </table:table-cell>
          <table:table-cell table:style-name="ce6" office:value-type="string" calcext:value-type="string">
            <text:p><text:a xlink:href="https://www.digikey.be/nl/products/detail/diodes-incorporated/AP63205WU-7/9858424?s=N4IgTCBcDaIIYAcBsBmMAGArAdwK4FoB2AEwEsBjAF3wDtiQBdAXyA" xlink:type="simple">https://www.digikey.be/nl/products/detail/diodes-incorporated/AP63205WU-7/9858424?s=N4IgTCBcDaIIYAcBsBmMAGArAdwK4FoB2AEwEsBjAF3wDtiQBdAXyA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,78</text:p>
          </table:table-cell>
          <table:table-cell table:style-name="ce7" office:value-type="string" calcext:value-type="string">
            <text:p>1,56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700pF capacitor</text:p>
          </table:table-cell>
          <table:table-cell table:style-name="ce6" office:value-type="string" calcext:value-type="string">
            <text:p>399-C0805C472KDRAC7800CT-ND</text:p>
          </table:table-cell>
          <table:table-cell table:style-name="ce6" office:value-type="string" calcext:value-type="string">
            <text:p><text:a xlink:href="https://www.digikey.be/en/products/detail/kemet/C0805C472KDRAC7800/3084006" xlink:type="simple">https://www.digikey.be/en/products/detail/kemet/C0805C472KDRAC7800/3084006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1,46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icrocontroller</text:p>
          </table:table-cell>
          <table:table-cell table:style-name="ce6" office:value-type="string" calcext:value-type="string">
            <text:p>672-NINA-B301-00BCT-ND</text:p>
          </table:table-cell>
          <table:table-cell table:style-name="ce6" office:value-type="string" calcext:value-type="string">
            <text:p><text:a xlink:href="https://www.digikey.be/nl/products/detail/u-blox/NINA-B301-00B/9818003?s=N4IgTCBcDaIHYEs4EMAEAjAzABgIwgF0BfIA" xlink:type="simple">https://www.digikey.be/nl/products/detail/u-blox/NINA-B301-00B/9818003?s=N4IgTCBcDaIHYEs4EMAEAjAzABgIwgF0BfIA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2,51</text:p>
          </table:table-cell>
          <table:table-cell table:style-name="ce7" office:value-type="string" calcext:value-type="string">
            <text:p>62,5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OSFET N-CH 50V 310MA SOT23</text:p>
          </table:table-cell>
          <table:table-cell table:style-name="ce6" office:value-type="string" calcext:value-type="string">
            <text:p>BSS138K-13DICT-ND</text:p>
          </table:table-cell>
          <table:table-cell table:style-name="ce6" office:value-type="string" calcext:value-type="string">
            <text:p><text:a xlink:href="https://www.digikey.be/en/products/detail/diodes-incorporated/BSS138K-13/9089764" xlink:type="simple">https://www.digikey.be/en/products/detail/diodes-incorporated/BSS138K-13/9089764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2,2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OSFET N-CH 60V 230MA SOT23-3</text:p>
          </table:table-cell>
          <table:table-cell table:style-name="ce6" office:value-type="string" calcext:value-type="string">
            <text:p>BSS159NH6327XTSA2CT-ND</text:p>
          </table:table-cell>
          <table:table-cell table:style-name="ce6" office:value-type="string" calcext:value-type="string">
            <text:p><text:a xlink:href="https://www.digikey.be/en/products/detail/infineon-technologies/BSS159NH6327XTSA2/5413660" xlink:type="simple">https://www.digikey.be/en/products/detail/infineon-technologies/BSS159NH6327XTSA2/5413660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,47</text:p>
          </table:table-cell>
          <table:table-cell table:style-name="ce7" office:value-type="string" calcext:value-type="string">
            <text:p>2,3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.54mm pitch female header 10pos</text:p>
          </table:table-cell>
          <table:table-cell table:style-name="ce6" office:value-type="string" calcext:value-type="string">
            <text:p>2057-RS2-10-G-ND</text:p>
          </table:table-cell>
          <table:table-cell table:style-name="ce6" office:value-type="string" calcext:value-type="string">
            <text:p><text:a xlink:href="https://www.digikey.be/en/products/detail/adam-tech/RS2-10-G/9832049" xlink:type="simple">https://www.digikey.be/en/products/detail/adam-tech/RS2-10-G/9832049</text:a>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89" calcext:value-type="float">
            <text:p>489</text:p>
          </table:table-cell>
          <table:table-cell table:style-name="ce7" office:value-type="string" calcext:value-type="string">
            <text:p>4,8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iode</text:p>
          </table:table-cell>
          <table:table-cell table:style-name="ce6" office:value-type="string" calcext:value-type="string">
            <text:p>S1MSWFQ-7DICT-ND</text:p>
          </table:table-cell>
          <table:table-cell table:style-name="ce6" office:value-type="string" calcext:value-type="string">
            <text:p><text:a xlink:href="https://www.digikey.be/nl/products/detail/diodes-incorporated/S1MSWFQ-7/5731836" xlink:type="simple">https://www.digikey.be/nl/products/detail/diodes-incorporated/S1MSWFQ-7/5731836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,34</text:p>
          </table:table-cell>
          <table:table-cell table:style-name="ce7" office:value-type="string" calcext:value-type="string">
            <text:p>1,7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6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7:10:25.973410833</meta:creation-date>
    <dc:date>2023-10-12T17:31:23.642536787</dc:date>
    <meta:editing-duration>PT9M8S</meta:editing-duration>
    <meta:editing-cycles>3</meta:editing-cycles>
    <meta:generator>LibreOffice/7.3.7.2$Linux_X86_64 LibreOffice_project/30$Build-2</meta:generator>
    <meta:document-statistic meta:table-count="1" meta:cell-count="106" meta:object-count="0"/>
    <meta:user-defined meta:name="ProgId">Excel.Sheet</meta:user-defined>
  </office:meta>
</office:document-meta>
</file>